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0104" calcext:value-type="float">
            <text:p>38.1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201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200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200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200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200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200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199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199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199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199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199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9704" calcext:value-type="float">
            <text:p>34.9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199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9752" calcext:value-type="float">
            <text:p>33.8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1568" calcext:value-type="float">
            <text:p>33.8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198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198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198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198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198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198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2232" calcext:value-type="float">
            <text:p>38.4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198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198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7344" calcext:value-type="float">
            <text:p>38.9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1184" calcext:value-type="float">
            <text:p>39.1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197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197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3248" calcext:value-type="float">
            <text:p>39.7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197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197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196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196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196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196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196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196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196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196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195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901</text:p>
          </table:table-cell>
          <table:table-cell office:value-type="string" calcext:value-type="string">
            <text:p>195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0" meta:object-count="0"/>
    <meta:user-defined meta:name="AppVersion">3.0</meta:user-defined>
  </office:meta>
</office:document-meta>
</file>